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8pt" style:font-size-asian="8pt" style:font-size-complex="8pt"/>
    </style:style>
    <style:style style:name="P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it" fo:country="IT" style:font-size-asian="11pt" style:font-size-complex="11pt"/>
    </style:style>
    <style:style style:name="P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font-weight="bold" style:font-size-asian="11pt" style:font-size-complex="11pt"/>
    </style:style>
    <style:style style:name="P5" style:family="paragraph" style:parent-style-name="Text_20_body">
      <style:paragraph-properties fo:margin-top="0cm" fo:margin-bottom="0cm" fo:background-color="#ffffff" fo:padding="0cm" fo:border="none">
        <style:background-image/>
      </style:paragraph-properties>
      <style:text-properties style:font-name="Arial" fo:font-size="11pt" fo:language="it" fo:country="IT" fo:background-color="#ffffff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1" fo:font-size="8pt"/>
    </style:style>
    <style:style style:name="P7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P8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P10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2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/>
      <style:text-properties style:font-name="Arial" fo:font-size="11pt" fo:language="it" fo:country="IT" style:font-size-asian="11pt" style:font-size-complex="11pt"/>
    </style:style>
    <style:style style:name="P14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P15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P16" style:family="paragraph" style:parent-style-name="Text_20_body" style:list-style-name="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P20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16pt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language="de" fo:country="CH"/>
    </style:style>
    <style:style style:name="T3" style:family="text">
      <style:text-properties fo:language="it" fo:country="I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[Mandant.Titel] [Mandant.Vorname] [Mandant.Name]</text:p>
      <text:p text:style-name="P12">Facharzt für [Mandant.TarmedSpezialität]</text:p>
      <text:p text:style-name="P13">[Mandant.Strasse]</text:p>
      <text:p text:style-name="P2">[Mandant.Plz] [Mandant.Ort]</text:p>
      <text:p text:style-name="P3"/>
      <text:p text:style-name="P3"/>
      <text:p text:style-name="P2">Ihre Angaben (bitte melden Sie uns <text:span text:style-name="T2">allfällige</text:span> <text:span text:style-name="T2">Mutationen</text:span>):</text:p>
      <text:p text:style-name="P3"/>
      <text:p text:style-name="P4">Patient: [Patient.Vorname] [Patient.Name] ([Patient.Geschlecht]), [Patient.Geburtsdatum]</text:p>
      <text:p text:style-name="P3">[Patient.Strasse], [Patient.Plz] [Patient.Ort]</text:p>
      <text:p text:style-name="P18"><text:span text:style-name="T3">Tel [Patient.Telefon1], Tel2 [Patient.Telefon2], Natel [Patient.Natel]</text:span></text:p>
      <text:p text:style-name="P3"><text:span text:style-name="T3"/></text:p>
      <text:p text:style-name="P5"/>
      <text:p text:style-name="P5">Ihre nächsten Termine:</text:p>
      <text:p text:style-name="P10"/>
      <text:p text:style-name="P10">[Termine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MP2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16pt" style:font-size-asian="16pt" style:font-size-complex="16pt"/>
    </style:style>
    <style:style style:name="MP3" style:family="paragraph" style:parent-style-name="Text_20_body" style:list-style-name="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MP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8pt" style:font-size-asian="8pt" style:font-size-complex="8pt"/>
    </style:style>
    <style:style style:name="MP5" style:family="paragraph" style:parent-style-name="Text_20_body">
      <style:paragraph-properties fo:margin-top="0cm" fo:margin-bottom="0cm"/>
      <style:text-properties style:font-name="Arial1" fo:font-size="8pt"/>
    </style:style>
    <style:style style:name="MP6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MP7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MP8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MP9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MP10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14.801cm" fo:page-height="21.001cm" style:num-format="1" style:print-orientation="portrait" fo:margin-top="1.27cm" fo:margin-bottom="1.27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799cm" fo:page-height="20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1.251cm" fo:margin-bottom="1.25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h text:style-name="MP1" text:outline-level="1"/>
        <text:h text:style-name="MP2" text:outline-level="1">Terminkarte</text:h>
        <text:h text:style-name="MP3" text:outline-level="1"/>
      </style:header>
      <style:footer>
        <text:p text:style-name="MP4">Falls Sie einen Termin ändern oder absagen wollen, bitten wir Sie dies mindestens 24 Stunden vorher zu tun, damit wir die Zeit wieder produktiv verwerten können.</text:p>
        <text:p text:style-name="MP5">Absagen in weniger als 24 Stunden vor dem Termin müssen wir Ihnen verrechnen.</text:p>
      </style:footer>
    </style:master-page>
    <style:master-page style:name="HTML" style:page-layout-name="Mpm2">
      <style:header>
        <text:p text:style-name="Header"/>
      </style:header>
    </style:master-page>
    <style:master-page style:name="Next_20_convert_20_1" style:display-name="Next convert 1" style:page-layout-name="Mpm3">
      <style:header>
        <text:p text:style-name="MP6"><text:span text:style-name="MT1">[Mandant.Titel] [Mandant.Vorname] [Mandant.Name]</text:span>, Facharzt für [Mandant.TarmedSpezialität]</text:p>
        <text:p text:style-name="MP6">[Mandant.Strasse], [Mandant.Plz] [Mandant.Ort]</text:p>
        <text:p text:style-name="MP6">Tel [Mandant.Telefon1], Fax [Mandant.Fax], E-Mail [Mandant.E-Mail], EAN [Mandant.EAN], ZSR-Nr. [Mandant.KSK]</text:p>
        <text:p text:style-name="MP7"/>
      </style:header>
      <style:footer>
        <text:p text:style-name="MP8"/>
        <text:p text:style-name="MP9"><text:span text:style-name="MT1">[Patient.Vorname] [Patient.Name], [Patient.Geburtsdatum]</text:span>, [Patient.Strasse], [Patient.Plz] [Patient.Ort]</text:p>
        <text:p text:style-name="MP9">Tel1 [Patient.Telefon1], Tel2 [Patient.Telefon2], Natel [Patient.Natel], E-Mail [Patient.E-Mail]</text:p>
        <text:p text:style-name="MP10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7-02-22T08:49:59</meta:creation-date>
    <dc:date>2020-10-13T17:15:54.07</dc:date>
    <dc:language>de-CH</dc:language>
    <meta:editing-cycles>13</meta:editing-cycles>
    <meta:editing-duration>PT2H16M58S</meta:editing-duration>
    <dc:creator>Leon Mosimann</dc:creator>
    <meta:document-statistic meta:table-count="0" meta:image-count="0" meta:object-count="0" meta:page-count="1" meta:paragraph-count="19" meta:word-count="110" meta:character-count="1128"/>
    <meta:user-defined meta:name="Info 1"/>
    <meta:user-defined meta:name="Info 2"/>
    <meta:user-defined meta:name="Info 3"/>
    <meta:user-defined meta:name="Info 4"/>
  </office:meta>
</office:document-meta>
</file>